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6000001364119C9797D0AED4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stroke-dash="Long_20_Dot" draw:fill="none" draw:opacity="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opacity="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887cm" svg:height="13.459cm" svg:x="-2.2cm" svg:y="-1.359cm">
          <draw:image xlink:href="Pictures/1000020100000136000001364119C9797D0AED4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5cm" fo:page-height="1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11-14T18:00:19.266732391</dc:date>
    <meta:editing-duration>PT35S</meta:editing-duration>
    <meta:editing-cycles>2</meta:editing-cycles>
    <meta:generator>LibreOffice/6.4.7.2$Linux_X86_64 LibreOffice_project/40$Build-2</meta:generator>
    <meta:document-statistic meta:object-count="1"/>
  </office:meta>
</office:document-meta>
</file>